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234" officeooo:paragraph-rsid="0017e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me efficency is O(n) </text:p>
      <text:p text:style-name="P1">BFS traverses through the entire tree level by level until it reach the leaf node and stop</text:p>
      <text:p text:style-name="Standard"/>
      <text:p text:style-name="Standard"/>
      <text:p text:style-name="Standard"/>
      <text:p text:style-name="Standard">BFS(G, s)</text:p>
      <text:p text:style-name="Standard"><text:s text:c="2"/>for each vertex u in G.V - {s}</text:p>
      <text:p text:style-name="Standard"><text:s text:c="4"/>u.color = WHITE</text:p>
      <text:p text:style-name="Standard"><text:s text:c="4"/>u.d = ∞</text:p>
      <text:p text:style-name="Standard"><text:s text:c="4"/>u.π = NIL</text:p>
      <text:p text:style-name="Standard"><text:s text:c="2"/>s.color = GRAY</text:p>
      <text:p text:style-name="Standard"><text:s text:c="2"/>s.d = 0</text:p>
      <text:p text:style-name="Standard"><text:s text:c="2"/>s.π = NIL</text:p>
      <text:p text:style-name="Standard"><text:s text:c="2"/>Q = Ø</text:p>
      <text:p text:style-name="Standard"><text:s text:c="2"/>ENQUEUE(Q, s)</text:p>
      <text:p text:style-name="Standard"><text:s text:c="2"/>while Q ≠ Ø</text:p>
      <text:p text:style-name="Standard"><text:s text:c="4"/>u = DEQUEUE(Q)</text:p>
      <text:p text:style-name="Standard"><text:s text:c="4"/>for each vertex v in G.Adj[u]</text:p>
      <text:p text:style-name="Standard"><text:s text:c="6"/>if v.color == WHITE</text:p>
      <text:p text:style-name="Standard"><text:s text:c="8"/>v.color = GRAY</text:p>
      <text:p text:style-name="Standard"><text:s text:c="8"/>v.d = u.d + 1</text:p>
      <text:p text:style-name="Standard"><text:s text:c="8"/>v.π = u</text:p>
      <text:p text:style-name="Standard"><text:s text:c="8"/>ENQUEUE(Q, v)</text:p>
      <text:p text:style-name="Standard"><text:s text:c="4"/>u.color = BLA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20:32:56.475713719</meta:creation-date>
    <dc:date>2024-04-13T17:41:07.931898071</dc:date>
    <meta:editing-duration>PT3M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87" meta:character-count="442" meta:non-whitespace-character-count="299"/>
  </office:meta>
</office:document-meta>
</file>